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9.4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53.16pt"/>
    </style:style>
    <style:style style:name="co13" style:family="table-column">
      <style:table-column-properties fo:break-before="auto" style:column-width="589.35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UHFFFAOYSA-N</text:p>
          </table:table-cell>
          <table:table-cell table:style-name="ce8" office:value-type="string" calcext:value-type="string">
            <text:p>COC1=CC=C(CN2C(=O)C3CC(CO[Si](C)(C)C(C)(C)C)C4N(C(=O)OC(C)(C)C)CCC3C42CCO)C=C1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LSDHQDQOSA-N</text:p>
          </table:table-cell>
          <table:table-cell table:style-name="ce8" office:value-type="string" calcext:value-type="string">
            <text:p>COC1=CC=C(CN2C(=O)C3CC(CO[Si](C)(C)C(C)(C)C)C4N(C(=O)OC(C)(C)C)CCC3C42/C=C/O[Si](C)(C)C(C)(C)C)C=C1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KFPCUEHNSA-N</text:p>
          </table:table-cell>
          <table:table-cell table:style-name="ce8" office:value-type="string" calcext:value-type="string">
            <text:p>COC1=CC=C(CN2C(=O)C3CC(CO[Si](C)(C)C(C)(C)C)C4N(C(=O)OC(C)(C)C)CCC3C42[C@@H](O)C(OC(=O)C2=CC(Cl)=CC=C2)O[Si](C)(C)C(C)(C)C)C=C1.COC1=CC=C(CN2C(=O)C3CC(CO[Si](C)(C)C(C)(C)C)C4N(C(=O)OC(C)(C)C)CCC3C42[C@H](O)C(OC(=O)C2=CC(Cl)=CC=C2)O[Si](C)(C)C(C)(C)C)C=C1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2*30?,33?,34?,35?,36-,39?,44?/m1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ODXJWXGXSA-N</text:p>
          </table:table-cell>
          <table:table-cell table:style-name="ce8" office:value-type="string" calcext:value-type="string">
            <text:p>COC1=CC=C(CN2C(=O)C3CC(CO[Si](C)(C)C(C)(C)C)C4N(C(=O)OC(C)(C)C)CCC3C42[C@@H](O)CO)C=C1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?,23?,24?,25-,26?,31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CQVZTVFVSA-N</text:p>
          </table:table-cell>
          <table:table-cell table:style-name="ce8" office:value-type="string" calcext:value-type="string">
            <text:p>COC1=CC=C(CN2C(=O)C3CC(CO[Si](C)(C)C(C)(C)C)C4N(C(=O)OC(C)(C)C)CCC3C42[C@H](O)CO)C=C1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?,23?,24?,25-,26?,31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WMMMYUQOSA-N</text:p>
          </table:table-cell>
          <table:table-cell table:style-name="ce8" office:value-type="string" calcext:value-type="string">
            <text:p>CCOC(=O)/C=C1/C2CCN(C(=O)OC(C)(C)C)C1C(CO[Si](C)(C)C(C)(C)C)CC2C(=O)NCCCCOCC1=CC=C(OC)C=C1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UHFFFAOYSA-N</text:p>
          </table:table-cell>
          <table:table-cell table:style-name="ce8" office:value-type="string" calcext:value-type="string">
            <text:p>CCOC(=O)CC12C3CCN(C(=O)OC(C)(C)C)C1C(CO[Si](C)(C)C(C)(C)C)CC3C(=O)N2CCCCOCC1=CC=C(OC)C=C1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UHFFFAOYSA-N</text:p>
          </table:table-cell>
          <table:table-cell table:style-name="ce8" office:value-type="string" calcext:value-type="string">
            <text:p>COC1=CC=C(COCCCCN2C(=O)C3CC(CO[Si](C)(C)C(C)(C)C)C4N(C(=O)OC(C)(C)C)CCC3C42CCO)C=C1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XTCLZLMSSA-N</text:p>
          </table:table-cell>
          <table:table-cell table:style-name="ce8" office:value-type="string" calcext:value-type="string">
            <text:p>COC1=CC=C(COCCCCN2C(=O)C3CC(CO[Si](C)(C)C(C)(C)C)C4N(C(=O)OC(C)(C)C)CCC3C42/C=C/O[Si](C)(C)C(C)(C)C)C=C1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XJCTVHNISA-N</text:p>
          </table:table-cell>
          <table:table-cell table:style-name="ce8" office:value-type="string" calcext:value-type="string">
            <text:p>COC1=CC=C(CCCCCN2C(=O)C3CC(CO[Si](C)(C)C(C)(C)C)C4N(C(=O)OC(C)(C)C)CCC3C42[C@@H](O)C(OC(=O)C2=CC(Cl)=CC=C2)O[Si](C)(C)C(C)(C)C)C=C1.COC1=CC=C(CCCCCN2C(=O)C3CC(CO[Si](C)(C)C(C)(C)C)C4N(C(=O)OC(C)(C)C)CCC3C42[C@H](O)C(OC(=O)C2=CC(Cl)=CC=C2)O[Si](C)(C)C(C)(C)C)C=C1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2*34?,37?,38?,39?,40-,43?,48?/m1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VWHOICLKSA-N</text:p>
          </table:table-cell>
          <table:table-cell table:style-name="ce8" office:value-type="string" calcext:value-type="string">
            <text:p>COC1=CC=C(COCCCCN2C(=O)C3CC(CO[Si](C)(C)C(C)(C)C)C4N(C(=O)OC(C)(C)C)CCC3C42[C@@H](OC(C)=O)[C@@H](C#C[Si](C)(C)C)OC(C)=O)C=C1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?,35?,36?,37-,38?,39+,44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KZFFTWGYSA-N</text:p>
          </table:table-cell>
          <table:table-cell table:style-name="ce8" office:value-type="string" calcext:value-type="string">
            <text:p>CC(=O)O[C@H](C#C[Si](C)(C)C)[C@H](OC(C)=O)C12C3CCN(C(=O)OC(C)(C)C)C1C(CO[Si](C)(C)C(C)(C)C)CC3C(=O)N2CCCCO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?,27?,28?,29-,30?,31+,36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PADOCHQHSA-N</text:p>
          </table:table-cell>
          <table:table-cell table:style-name="ce8" office:value-type="string" calcext:value-type="string">
            <text:p>CCCC[Sn](/C=C\C/C=C\CCCN1C(=O)C2CC(CO[Si](C)(C)C(C)(C)C)C3N(C(=O)OC(C)(C)C)CCC2C31[C@@H](OC(C)=O)[C@@H](C#C[Si](C)(C)C)OC(C)=O)(CCCC)CCCC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?,31?,32?,33-,34?,35+,40?;;;;/m1....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MHQWZVSHSXSEDA-OQRZMGIVSA-N</text:p>
          </table:table-cell>
          <table:table-cell table:style-name="ce8" office:value-type="string" calcext:value-type="string">
            <text:p>C#C[C@@H](O)[C@H](O)C12C3CCN(C(=O)OC(C)(C)C)C1C(CO[Si](C)(C)C(C)(C)C)CC3C(=O)N2CCC/C=C\C/C=C\I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?,24?,25?,26-,27?,28+,33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HQFPCRFJSA-N</text:p>
          </table:table-cell>
          <table:table-cell table:style-name="ce8" office:value-type="string" calcext:value-type="string">
            <text:p>CC(C)(C)OC(=O)N1CCC2C3CC(CO[Si](C)(C)C(C)(C)C)C1C21[C@@H](O)[C@H](O)C#C/C=C\C/C=C\CCCN1C3=O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?,24?,25?,26-,27?,28+,33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UHFFFAOYSA-N</text:p>
          </table:table-cell>
          <table:table-cell table:style-name="ce8" office:value-type="string" calcext:value-type="string">
            <text:p>COC1=CC=C(COCCCCN2C(=O)C3CC(CO[Si](C)(C)C(C)(C)C)C4N(C(=O)OC(C)(C)C)CCC3C42C=O)C=C1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DAMIGMGPSA-N</text:p>
          </table:table-cell>
          <table:table-cell table:style-name="ce8" office:value-type="string" calcext:value-type="string">
            <text:p>C=C[C@@H](O)C12C3CCN(C(=O)OC(C)(C)C)C1C(CO[Si](C)(C)C(C)(C)C)CC3C(=O)N2CCCCOCC1=CC=C(OC)C=C1.C=C[C@H](O)C12C3CCN(C(=O)OC(C)(C)C)C1C(CO[Si](C)(C)C(C)(C)C)CC3C(=O)N2CCCCOCC1=CC=C(OC)C=C1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*26?,28?,29?,30-,31?,36?/m1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LFPFLFKOSA-N</text:p>
          </table:table-cell>
          <table:table-cell table:style-name="ce8" office:value-type="string" calcext:value-type="string">
            <text:p>C=C[C@@H](OC(C)=O)C12C3CCN(C(=O)OC(C)(C)C)C1C(CO[Si](C)(C)C(C)(C)C)CC3C(=O)N2CCCCOCC1=CC=C(OC)C=C1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?,30?,31?,32-,33?,38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JZFBPMFSA-N</text:p>
          </table:table-cell>
          <table:table-cell table:style-name="ce8" office:value-type="string" calcext:value-type="string">
            <text:p>COC1=CC=C(COCCCCN2C(=O)C3CC(CO[Si](C)(C)C(C)(C)C)C4N(C(=O)OC(C)(C)C)CCC3C42[C@H](OC(C)=O)[C@H](C#C[Si](C)(C)C)OC(C)=O)C=C1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?,35?,36?,37-,38?,39+,44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SPCCNOLSSA-N</text:p>
          </table:table-cell>
          <table:table-cell table:style-name="ce8" office:value-type="string" calcext:value-type="string">
            <text:p>CC(=O)O[C@@H](C#C[Si](C)(C)C)[C@@H](OC(C)=O)C12C3CCN(C(=O)OC(C)(C)C)C1C(CO[Si](C)(C)C(C)(C)C)CC3C(=O)N2CCCCO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?,27?,28?,29-,30?,31+,36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MIAPDTNSA-N</text:p>
          </table:table-cell>
          <table:table-cell table:style-name="ce8" office:value-type="string" calcext:value-type="string">
            <text:p>CCCC[Sn](/C=C\C/C=C\CCCN1C(=O)C2CC(CO[Si](C)(C)C(C)(C)C)C3N(C(=O)OC(C)(C)C)CCC2C31[C@H](OC(C)=O)[C@H](C#C[Si](C)(C)C)OC(C)=O)(CCCC)CCCC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?,31?,32?,33-,34?,35+,40?;;;;/m0....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BVTWEOAFSA-N</text:p>
          </table:table-cell>
          <table:table-cell table:style-name="ce8" office:value-type="string" calcext:value-type="string">
            <text:p>C#C[C@H](O)[C@@H](O)C12C3CCN(C(=O)OC(C)(C)C)C1C(CO[Si](C)(C)C(C)(C)C)CC3C(=O)N2CCC/C=C\C/C=C\I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?,24?,25?,26-,27?,28+,33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FYBOXZJBSA-N</text:p>
          </table:table-cell>
          <table:table-cell table:style-name="ce8" office:value-type="string" calcext:value-type="string">
            <text:p>CC(C)(C)OC(=O)N1CCC2C3CC(CO[Si](C)(C)C(C)(C)C)C1C21[C@H](O)[C@@H](O)C#C/C=C\C/C=C\CCCN1C3=O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?,24?,25?,26-,27?,28+,33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1016"/>
        </table:table-row>
        <table:table-row table:style-name="ro5" table:number-rows-repeated="1047571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995:Sheet1.B1048576 Sheet1.B1:Sheet1.B370 Sheet1.B372:Sheet1.B378 Sheet1.B392:Sheet1.B464 Sheet1.B476:Sheet1.B506 Sheet1.B511:Sheet1.B558 Sheet1.B577:Sheet1.B616 Sheet1.B665:Sheet1.B719 Sheet1.B745:Sheet1.B804 Sheet1.B892:Sheet1.B900 Sheet1.B925:Sheet1.B961 Sheet1.B969:Sheet1.B97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4:50:34.326523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11T14:55:33.100279996</dc:date>
    <meta:generator>LibreOffice/6.0.7.3$Linux_X86_64 LibreOffice_project/00m0$Build-3</meta:generator>
    <meta:editing-duration>PT4H15M41S</meta:editing-duration>
    <meta:editing-cycles>66</meta:editing-cycles>
    <meta:document-statistic meta:table-count="1" meta:cell-count="10409" meta:object-count="0"/>
    <meta:user-defined meta:name="AppVersion">16.0300</meta:user-defined>
    <meta:user-defined meta:name="Company">University Libraries</meta:user-defined>
  </office:meta>
</office:document-meta>
</file>